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TermExtractor.getTerms( Query query , boolean prohibited ,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TermExtractor.getTerms( Query query , HashSet terms , boolean prohibited , String fiel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eryTermExtractor.getIdfWeightedTerms( Query query , IndexReader reader , String fie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eryTermExtractor.getTerms( Query query , boolean prohibi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rmExtractor.getTermsFromFilteredQuery( FilteredQuery query , HashSet terms , boolean prohibited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ermExtractor.getTermsFromBooleanQuery( BooleanQuery query , HashSet terms , boolean prohibited , String fie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TermExtractor.getTerms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